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2af035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800000" fo:letter-spacing="normal" officeooo:rsid="001447a3" officeooo:paragraph-rsid="060a8c1c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color="#000000" officeooo:rsid="001447a3" officeooo:paragraph-rsid="00155c34"/>
    </style:style>
    <style:style style:name="P18" style:family="paragraph" style:parent-style-name="Preformatted_20_Text">
      <style:text-properties fo:color="#000000" officeooo:rsid="001447a3" officeooo:paragraph-rsid="00278f20"/>
    </style:style>
    <style:style style:name="P19" style:family="paragraph" style:parent-style-name="Preformatted_20_Text">
      <style:text-properties fo:color="#000000" officeooo:rsid="001447a3" officeooo:paragraph-rsid="018422ac"/>
    </style:style>
    <style:style style:name="P20" style:family="paragraph" style:parent-style-name="Preformatted_20_Text">
      <style:text-properties fo:color="#000000" officeooo:rsid="001447a3" officeooo:paragraph-rsid="01835de1"/>
    </style:style>
    <style:style style:name="P21" style:family="paragraph" style:parent-style-name="Preformatted_20_Text">
      <style:text-properties fo:color="#000000" officeooo:rsid="001447a3" officeooo:paragraph-rsid="01a456fa"/>
    </style:style>
    <style:style style:name="P22" style:family="paragraph" style:parent-style-name="Preformatted_20_Text">
      <style:text-properties fo:color="#000000" officeooo:rsid="001447a3" officeooo:paragraph-rsid="01d43ebc"/>
    </style:style>
    <style:style style:name="P23" style:family="paragraph" style:parent-style-name="Preformatted_20_Text">
      <style:text-properties fo:color="#000000" officeooo:rsid="001447a3" officeooo:paragraph-rsid="00423e0f"/>
    </style:style>
    <style:style style:name="P24" style:family="paragraph" style:parent-style-name="Preformatted_20_Text">
      <style:text-properties fo:color="#000000" officeooo:rsid="001447a3" officeooo:paragraph-rsid="00549b3a"/>
    </style:style>
    <style:style style:name="P25" style:family="paragraph" style:parent-style-name="Preformatted_20_Text">
      <style:text-properties fo:color="#000000" officeooo:rsid="001447a3" officeooo:paragraph-rsid="00566f22"/>
    </style:style>
    <style:style style:name="P26" style:family="paragraph" style:parent-style-name="Preformatted_20_Text">
      <style:text-properties fo:color="#000000" officeooo:rsid="001447a3" officeooo:paragraph-rsid="0353d333"/>
    </style:style>
    <style:style style:name="P27" style:family="paragraph" style:parent-style-name="Preformatted_20_Text">
      <style:text-properties fo:color="#000000" officeooo:rsid="001447a3" officeooo:paragraph-rsid="036c7f0f"/>
    </style:style>
    <style:style style:name="P28" style:family="paragraph" style:parent-style-name="Preformatted_20_Text">
      <style:text-properties fo:color="#000000" officeooo:rsid="001447a3" officeooo:paragraph-rsid="046ba193"/>
    </style:style>
    <style:style style:name="P29" style:family="paragraph" style:parent-style-name="Preformatted_20_Text">
      <style:text-properties fo:color="#000000" officeooo:rsid="001447a3" officeooo:paragraph-rsid="052d5520"/>
    </style:style>
    <style:style style:name="P30" style:family="paragraph" style:parent-style-name="Preformatted_20_Text">
      <style:text-properties fo:color="#000000" officeooo:rsid="001447a3" officeooo:paragraph-rsid="053859b1"/>
    </style:style>
    <style:style style:name="P31" style:family="paragraph" style:parent-style-name="Preformatted_20_Text">
      <style:text-properties fo:color="#000000" officeooo:rsid="001447a3" officeooo:paragraph-rsid="053900f1"/>
    </style:style>
    <style:style style:name="P32" style:family="paragraph" style:parent-style-name="Preformatted_20_Text">
      <style:text-properties fo:color="#000000" officeooo:rsid="001447a3" officeooo:paragraph-rsid="03948af0"/>
    </style:style>
    <style:style style:name="P33" style:family="paragraph" style:parent-style-name="Preformatted_20_Text">
      <style:text-properties fo:color="#000000" officeooo:rsid="001447a3" officeooo:paragraph-rsid="05d013fa"/>
    </style:style>
    <style:style style:name="P34" style:family="paragraph" style:parent-style-name="Preformatted_20_Text">
      <style:text-properties fo:color="#000000" officeooo:rsid="001447a3" officeooo:paragraph-rsid="05ec9c27"/>
    </style:style>
    <style:style style:name="P35" style:family="paragraph" style:parent-style-name="Preformatted_20_Text">
      <style:text-properties fo:color="#000000" officeooo:rsid="001447a3" officeooo:paragraph-rsid="05fa8c7c"/>
    </style:style>
    <style:style style:name="P36" style:family="paragraph" style:parent-style-name="Preformatted_20_Text">
      <style:text-properties fo:color="#000000" officeooo:rsid="001447a3" officeooo:paragraph-rsid="05fd861a"/>
    </style:style>
    <style:style style:name="P37" style:family="paragraph" style:parent-style-name="Preformatted_20_Text">
      <style:text-properties fo:color="#000000" officeooo:rsid="001447a3" officeooo:paragraph-rsid="0601df5b"/>
    </style:style>
    <style:style style:name="P38" style:family="paragraph" style:parent-style-name="Preformatted_20_Text">
      <style:text-properties fo:color="#000000" officeooo:rsid="001447a3" officeooo:paragraph-rsid="0540feb1"/>
    </style:style>
    <style:style style:name="P39" style:family="paragraph" style:parent-style-name="Preformatted_20_Text">
      <style:text-properties fo:color="#000000" officeooo:rsid="001447a3" officeooo:paragraph-rsid="060a8c1c"/>
    </style:style>
    <style:style style:name="P40" style:family="paragraph" style:parent-style-name="Preformatted_20_Text">
      <style:text-properties fo:color="#000000" officeooo:rsid="001447a3" officeooo:paragraph-rsid="060d3f0a"/>
    </style:style>
    <style:style style:name="P41" style:family="paragraph" style:parent-style-name="Preformatted_20_Text">
      <style:text-properties fo:color="#000000" officeooo:rsid="001447a3" officeooo:paragraph-rsid="062018c1"/>
    </style:style>
    <style:style style:name="P42" style:family="paragraph" style:parent-style-name="Preformatted_20_Text">
      <style:text-properties fo:color="#000000" officeooo:rsid="001447a3" officeooo:paragraph-rsid="062fedc4"/>
    </style:style>
    <style:style style:name="P43" style:family="paragraph" style:parent-style-name="Preformatted_20_Text">
      <style:text-properties fo:color="#000000" officeooo:rsid="001447a3" officeooo:paragraph-rsid="063347c9"/>
    </style:style>
    <style:style style:name="P44" style:family="paragraph" style:parent-style-name="Preformatted_20_Text">
      <style:text-properties fo:color="#000000" officeooo:rsid="001447a3" officeooo:paragraph-rsid="0634d60e"/>
    </style:style>
    <style:style style:name="P45" style:family="paragraph" style:parent-style-name="Preformatted_20_Text">
      <style:text-properties fo:color="#000000" officeooo:rsid="001447a3" officeooo:paragraph-rsid="063780ef"/>
    </style:style>
    <style:style style:name="P4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63cb8b6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63e128b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color="#000000" officeooo:rsid="001447a3" officeooo:paragraph-rsid="063cb8b6"/>
    </style:style>
    <style:style style:name="P50" style:family="paragraph" style:parent-style-name="Preformatted_20_Text">
      <style:text-properties fo:color="#000000" officeooo:rsid="001447a3" officeooo:paragraph-rsid="063e128b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cb8b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447a3" fo:background-color="#ffff00" loext:char-shading-value="0"/>
    </style:style>
    <style:style style:name="T17" style:family="text">
      <style:text-properties officeooo:rsid="062018c1" fo:background-color="#ffff00" loext:char-shading-value="0"/>
    </style:style>
    <style:style style:name="T18" style:family="text">
      <style:text-properties fo:color="#800000"/>
    </style:style>
    <style:style style:name="T19" style:family="text">
      <style:text-properties fo:color="#800000" officeooo:rsid="00566f22"/>
    </style:style>
    <style:style style:name="T20" style:family="text">
      <style:text-properties fo:color="#800000" officeooo:rsid="00529df8"/>
    </style:style>
    <style:style style:name="T21" style:family="text">
      <style:text-properties officeooo:rsid="063780ef"/>
    </style:style>
    <style:style style:name="T22" style:family="text">
      <style:text-properties officeooo:rsid="063cb8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:唐海湘</text:p>
      <text:p text:style-name="P17"/>
      <text:p text:style-name="P17">模块名:管理费</text:p>
      <text:p text:style-name="P34"><text:tab/>导航下拉名_1:管理费</text:p>
      <text:p text:style-name="P34"><text:tab/><text:tab/><text:bookmark-start text:name="__DdeLink__2774_1271131015"/><text:span text:style-name="T15">导航名_1:管理费</text:span></text:p>
      <text:p text:style-name="P17"><text:tab/><text:tab/><text:tab/><text:span text:style-name="T18">功能名字_1:列表 <text:s/>功能类型:网格 (有网格)</text:span></text:p>
      <text:p text:style-name="P32"><text:span text:style-name="T18"><text:tab/><text:tab/><text:tab/><text:tab/></text:span>有一个隐藏id</text:p>
      <text:p text:style-name="P33"><text:tab/><text:tab/><text:tab/><text:tab/><text:bookmark-start text:name="__DdeLink__19628_1441382339"/>字段名称_1:<text:bookmark-end text:name="__DdeLink__19628_1441382339"/>地区</text:p>
      <text:p text:style-name="P17"><text:tab/><text:tab/><text:tab/><text:tab/>字段名称_1:<text:bookmark-start text:name="__DdeLink__19590_1441382339"/>项目组<text:bookmark-end text:name="__DdeLink__19590_1441382339"/></text:p>
      <text:p text:style-name="P17"><text:tab/><text:tab/><text:tab/><text:tab/>字段名称_2:项目名称</text:p>
      <text:p text:style-name="P18"><text:tab/><text:tab/><text:tab/><text:tab/>字段名称_3:类别</text:p>
      <text:p text:style-name="P18"><text:tab/><text:tab/><text:tab/><text:tab/>字段名称_4:年份</text:p>
      <text:p text:style-name="P18"><text:tab/><text:tab/><text:tab/><text:tab/>字段名称_5:月份</text:p>
      <text:p text:style-name="P17"><text:tab/><text:tab/><text:tab/><text:tab/>字段名称_6:目标管理费</text:p>
      <text:p text:style-name="P17"><text:tab/><text:tab/><text:tab/><text:tab/>字段名称_7:实际管理费</text:p>
      <text:p text:style-name="P26"><text:tab/><text:tab/><text:tab/><text:tab/>字段名称_8:比例</text:p>
      <text:p text:style-name="P26"><text:tab/><text:tab/><text:tab/><text:tab/>字段名称_9:差额</text:p>
      <text:p text:style-name="P19"><text:tab/><text:tab/><text:tab/><text:tab/></text:p>
      <text:p text:style-name="P20"/>
      <text:p text:style-name="P20"/>
      <text:p text:style-name="P17"><text:tab/><text:tab/><text:tab/><text:span text:style-name="T18">功能名称_2:添加 功能类型:添加</text:span><text:bookmark-start text:name="__DdeLink__14141_1441382339"/></text:p>
      <text:p text:style-name="P5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35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35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35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29"><text:tab/><text:tab/><text:tab/><text:tab/>字段名称_5:<text:bookmark-start text:name="__DdeLink__19600_1441382339"/><text:bookmark-end text:name="__DdeLink__19596_1441382339"/>年份<text:bookmark-end text:name="__DdeLink__19600_1441382339"/><text:tab/><text:tab/> <text:tab/>标签类型:<text:span text:style-name="T2">下拉框 <text:s/>必填</text:span></text:p>
      <text:p text:style-name="P35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3">(1/2/3/4/5/6/7/8/9/10/11/12)</text:span><text:span text:style-name="T2"> <text:s/>必填</text:span></text:p>
      <text:p text:style-name="P31"><text:tab/><text:tab/><text:tab/><text:tab/>字段名称_7:<text:bookmark-start text:name="__DdeLink__19604_1441382339"/>目标<text:bookmark-end text:name="__DdeLink__19604_1441382339"/>管理费<text:tab/>标签类型:数字框 <text:s/><text:span text:style-name="T2"><text:s/>非必填 <text:s/></text:span><text:span text:style-name="T4">默认0.00</text:span></text:p>
      <text:p text:style-name="P36"><text:tab/><text:tab/><text:tab/><text:tab/>字段名称_8:<text:bookmark-start text:name="__DdeLink__19606_1441382339"/>实际<text:bookmark-end text:name="__DdeLink__19606_1441382339"/>管理费<text:tab/>标签类型:数字框 <text:s/><text:span text:style-name="T2"><text:s/>非必填 <text:s/></text:span><text:span text:style-name="T4">默认0.00</text:span></text:p>
      <text:p text:style-name="P30"><text:tab/><text:tab/><text:tab/><text:tab/><text:bookmark-end text:name="__DdeLink__2728_1271131015"/></text:p>
      <text:p text:style-name="P6"/>
      <text:p text:style-name="P13"><text:bookmark-end text:name="__DdeLink__14141_1441382339"/></text:p>
      <text:p text:style-name="P12"><text:tab/><text:tab/><text:tab/><text:tab/></text:p>
      <text:p text:style-name="P12"><text:tab/><text:tab/><text:tab/><text:tab/></text:p>
      <text:p text:style-name="P21"/>
      <text:p text:style-name="P17"><text:tab/></text:p>
      <text:p text:style-name="P1"><text:tab/><text:tab/><text:tab/><text:span text:style-name="T18">功能名称_3:编辑 功能</text:span>类型:编辑 <text:s text:c="4"/></text:p>
      <text:p text:style-name="P22"><text:tab/><text:tab/><text:tab/><text:tab/>有一个隐藏id</text:p>
      <text:p text:style-name="P37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37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37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45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7"><text:tab/><text:tab/><text:tab/><text:tab/>字段名称_5:<text:bookmark-end text:name="__DdeLink__19596_14413823391"/><text:bookmark-start text:name="__DdeLink__19600_14413823391"/>年份<text:bookmark-end text:name="__DdeLink__19600_14413823391"/><text:tab/><text:tab/> <text:tab/>标签类型:<text:span text:style-name="T2">下拉框 <text:s/>必填</text:span></text:p>
      <text:p text:style-name="P37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3">(1/2/3/4/5/6/7/8/9/10/11/12)</text:span><text:span text:style-name="T2"> <text:s/>必填</text:span></text:p>
      <text:p text:style-name="P37"><text:tab/><text:tab/><text:tab/><text:tab/>字段名称_7:<text:bookmark-start text:name="__DdeLink__19604_14413823391"/>目标<text:bookmark-end text:name="__DdeLink__19604_14413823391"/>管理费<text:tab/>标签类型:数字框 <text:s/><text:span text:style-name="T2"><text:s/>非必填 <text:s/></text:span><text:span text:style-name="T4">默认0.00</text:span></text:p>
      <text:p text:style-name="P37"><text:tab/><text:tab/><text:tab/><text:tab/>字段名称_8:<text:bookmark-start text:name="__DdeLink__19606_14413823391"/>实际<text:bookmark-end text:name="__DdeLink__19606_14413823391"/>管理费<text:tab/>标签类型:数字框 <text:s/><text:span text:style-name="T2"><text:s/>非必填 <text:s/></text:span><text:span text:style-name="T4">默认0.00</text:span></text:p>
      <text:p text:style-name="P10"><text:tab/><text:tab/><text:tab/><text:tab/></text:p>
      <text:p text:style-name="P28"><text:tab/><text:tab/><text:tab/></text:p>
      <text:p text:style-name="P4"><text:tab/><text:tab/><text:tab/><text:tab/></text:p>
      <text:p text:style-name="P23"/>
      <text:p text:style-name="P24"><text:tab/><text:tab/><text:tab/><text:span text:style-name="T18">功能名称_</text:span><text:span text:style-name="T20">4</text:span><text:span text:style-name="T18">:删除 功能类型:</text:span> 删除 <text:s/></text:p>
      <text:p text:style-name="P24"><text:tab/><text:tab/><text:tab/><text:tab/>温馨提示：确定删除这条数据么？</text:p>
      <text:p text:style-name="P24"><text:tab/><text:tab/><text:tab/><text:tab/><text:tab/></text:p>
      <text:p text:style-name="P39"><text:tab/><text:tab/><text:tab/><text:bookmark-start text:name="__DdeLink__18171_1271131015"/><text:span text:style-name="T18">功能名称_</text:span><text:span text:style-name="T19">5</text:span><text:span text:style-name="T18">:地区汇总 功能类型:</text:span></text:p>
      <text:p text:style-name="P39"><text:tab/><text:tab/><text:tab/><text:tab/>隐藏id</text:p>
      <text:p text:style-name="P7"><text:tab/><text:tab/><text:tab/><text:tab/>字段名称_1:地区<text:tab/><text:tab/>标签类型:多选下拉框 <text:s text:c="2"/>必填 </text:p>
      <text:p text:style-name="P39"><text:soft-page-break/><text:tab/><text:tab/><text:tab/><text:tab/>字段名称_2:开始时间<text:tab/><text:tab/><text:tab/>标签类型:日期框 <text:s/><text:span text:style-name="T2"><text:s/>必填 <text:s text:c="2"/>不可编辑</text:span></text:p>
      <text:p text:style-name="P39"><text:span text:style-name="T8"><text:tab/><text:tab/><text:tab/><text:tab/></text:span><text:span text:style-name="T2">字段名称_3:结束时间<text:tab/><text:tab/><text:tab/>标签类型:日期框 <text:s text:c="2"/>必填 <text:s text:c="2"/>不可编辑</text:span></text:p>
      <text:p text:style-name="P49"><text:span text:style-name="T2"><text:tab/><text:tab/><text:tab/><text:tab/>汇总表头：</text:span><text:span text:style-name="T5">(地区/年份/月份/目标管理费用/实际管理费用/比例/差额)</text:span></text:p>
      <text:p text:style-name="P15"/>
      <text:p text:style-name="P39"><text:span text:style-name="T8"><text:tab/><text:tab/><text:tab/>功能名称_</text:span><text:span text:style-name="T9">6</text:span><text:span text:style-name="T8">:项目组汇总 功能类型:</text:span></text:p>
      <text:p text:style-name="P39"><text:tab/><text:tab/><text:tab/><text:tab/>隐藏id</text:p>
      <text:p text:style-name="P7"><text:tab/><text:tab/><text:tab/><text:tab/>字段名称_1:项目组<text:tab/><text:tab/>标签类型:多选下拉框 <text:s text:c="2"/>必填 </text:p>
      <text:p text:style-name="P39"><text:tab/><text:tab/><text:tab/><text:tab/>字段名称_2:开始时间<text:tab/><text:tab/><text:tab/>标签类型:日期框 <text:s/><text:span text:style-name="T2"><text:s/>必填 <text:s text:c="2"/>不可编辑</text:span></text:p>
      <text:p text:style-name="P11"><text:tab/><text:tab/><text:tab/><text:tab/>字段名称_3:结束时间<text:tab/><text:tab/><text:tab/>标签类型:日期框 <text:s text:c="2"/>必填 <text:s text:c="2"/>不可编辑</text:p>
      <text:p text:style-name="P49"><text:span text:style-name="T2"><text:tab/><text:tab/><text:tab/><text:tab/>汇总表头：</text:span><text:span text:style-name="T5">(</text:span><text:span text:style-name="T2">项目组</text:span><text:span text:style-name="T5">/年份/月份/目标管理费用/实际管理费用/比例/差额)</text:span></text:p>
      <text:p text:style-name="P38"><text:tab/><text:tab/><text:tab/><text:tab/></text:p>
      <text:p text:style-name="P40"><text:tab/><text:tab/><text:tab/><text:span text:style-name="T8">功能名称_</text:span><text:span text:style-name="T10">7</text:span><text:span text:style-name="T8">:类别汇总 功能类型:</text:span></text:p>
      <text:p text:style-name="P40"><text:tab/><text:tab/><text:tab/><text:tab/>隐藏id</text:p>
      <text:p text:style-name="P47"><text:tab/><text:tab/><text:tab/><text:tab/>字段名称_1:类别<text:tab/><text:tab/>标签类型:多选下拉框 <text:s text:c="2"/><text:span text:style-name="T21">(项目上/项目外)</text:span> <text:s text:c="2"/>必填 </text:p>
      <text:p text:style-name="P40"><text:tab/><text:tab/><text:tab/><text:tab/>字段名称_2:开始时间<text:tab/><text:tab/><text:tab/>标签类型:日期框 <text:s/><text:span text:style-name="T2"><text:s/>必填 <text:s text:c="2"/>不可编辑</text:span></text:p>
      <text:p text:style-name="P11"><text:tab/><text:tab/><text:tab/><text:tab/>字段名称_3:结束时间<text:tab/><text:tab/><text:tab/>标签类型:日期框 <text:s text:c="2"/>必填 <text:s text:c="2"/>不可编辑</text:p>
      <text:p text:style-name="P49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40"/>
      <text:p text:style-name="P40"><text:tab/><text:tab/><text:tab/><text:span text:style-name="T8">功能名称_</text:span><text:span text:style-name="T10">8</text:span><text:span text:style-name="T8">:项目名称汇总 功能类型:</text:span></text:p>
      <text:p text:style-name="P40"><text:tab/><text:tab/><text:tab/><text:tab/>隐藏id</text:p>
      <text:p text:style-name="P47"><text:tab/><text:tab/><text:tab/><text:tab/>字段名称_1:项目名称<text:tab/><text:tab/>标签类型:多选下拉框 <text:s text:c="2"/>必填 </text:p>
      <text:p text:style-name="P40"><text:tab/><text:tab/><text:tab/><text:tab/>字段名称_2:开始时间<text:tab/><text:tab/><text:tab/>标签类型:日期框 <text:s/><text:span text:style-name="T2"><text:s/>必填 <text:s text:c="2"/>不可编辑</text:span></text:p>
      <text:p text:style-name="P11"><text:tab/><text:tab/><text:tab/><text:tab/>字段名称_3:结束时间<text:tab/><text:tab/><text:tab/>标签类型:日期框 <text:s text:c="2"/>必填 <text:s text:c="2"/>不可编辑</text:p>
      <text:p text:style-name="P44"><text:span text:style-name="T2"><text:tab/><text:tab/><text:tab/><text:tab/>如果有选项目名称，汇总表头：</text:span><text:span text:style-name="T5">(</text:span><text:span text:style-name="T2">项目名称</text:span><text:span text:style-name="T5">/年份/月份/目标管理费</text:span><text:span text:style-name="T7">用</text:span><text:span text:style-name="T5">/实际管理费用/比例/差额)</text:span><text:bookmark-end text:name="__DdeLink__18171_1271131015"/></text:p>
      <text:p text:style-name="P27"><text:tab/><text:tab/><text:tab/><text:tab/> <text:bookmark-end text:name="__DdeLink__2774_1271131015"/></text:p>
      <text:p text:style-name="P25"><text:tab/><text:tab/><text:tab/></text:p>
      <text:p text:style-name="P17"/>
      <text:p text:style-name="P17"/>
      <text:p text:style-name="P3"><text:span text:style-name="T1"><text:tab/><text:tab/></text:span><text:span text:style-name="T16">导航名_</text:span><text:span text:style-name="T17">2</text:span><text:span text:style-name="T16">:外包管理费</text:span></text:p>
      <text:p text:style-name="P41"><text:tab/><text:tab/><text:tab/><text:span text:style-name="T18">功能名字_1:列表 <text:s/>功能类型:网格 (有网格)</text:span></text:p>
      <text:p text:style-name="P41"><text:span text:style-name="T18"><text:tab/><text:tab/><text:tab/><text:tab/></text:span>有一个隐藏id</text:p>
      <text:p text:style-name="P41"><text:tab/><text:tab/><text:tab/><text:tab/><text:bookmark-start text:name="__DdeLink__19628_14413823391"/>字段名称_1:<text:bookmark-end text:name="__DdeLink__19628_14413823391"/>地区</text:p>
      <text:p text:style-name="P41"><text:tab/><text:tab/><text:tab/><text:tab/>字段名称_1:<text:bookmark-start text:name="__DdeLink__19590_14413823391"/>项目组<text:bookmark-end text:name="__DdeLink__19590_14413823391"/></text:p>
      <text:p text:style-name="P41"><text:tab/><text:tab/><text:tab/><text:tab/>字段名称_2:项目名称</text:p>
      <text:p text:style-name="P41"><text:tab/><text:tab/><text:tab/><text:tab/>字段名称_3:类别</text:p>
      <text:p text:style-name="P41"><text:tab/><text:tab/><text:tab/><text:tab/>字段名称_4:年份</text:p>
      <text:p text:style-name="P41"><text:tab/><text:tab/><text:tab/><text:tab/>字段名称_5:月份</text:p>
      <text:p text:style-name="P41"><text:tab/><text:tab/><text:tab/><text:tab/>字段名称_6:目标管理费</text:p>
      <text:p text:style-name="P41"><text:tab/><text:tab/><text:tab/><text:tab/>字段名称_7:实际管理费</text:p>
      <text:p text:style-name="P41"><text:tab/><text:tab/><text:tab/><text:tab/>字段名称_8:比例</text:p>
      <text:p text:style-name="P41"><text:tab/><text:tab/><text:tab/><text:tab/>字段名称_9:差额</text:p>
      <text:p text:style-name="P41"><text:tab/><text:tab/><text:tab/><text:tab/></text:p>
      <text:p text:style-name="P41"/>
      <text:p text:style-name="P41"/>
      <text:p text:style-name="P41"><text:tab/><text:tab/><text:tab/><text:span text:style-name="T18">功能名称_2:添加 功能类型:添加</text:span><text:bookmark-start text:name="__DdeLink__14141_14413823391"/></text:p>
      <text:p text:style-name="P8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41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41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45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1"><text:tab/><text:tab/><text:tab/><text:tab/>字段名称_5:<text:bookmark-end text:name="__DdeLink__19596_14413823392"/><text:bookmark-start text:name="__DdeLink__19600_14413823392"/>年份<text:bookmark-end text:name="__DdeLink__19600_14413823392"/><text:tab/><text:tab/> <text:tab/>标签类型:<text:span text:style-name="T2">下拉框 <text:s/>必填</text:span></text:p>
      <text:p text:style-name="P41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3">(1/2/3/4/5/6/7/8/9/10/11/12)</text:span><text:span text:style-name="T2"> <text:s/>必填</text:span></text:p>
      <text:p text:style-name="P41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4">默认0.00</text:span></text:p>
      <text:p text:style-name="P41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4">默认0.00</text:span></text:p>
      <text:p text:style-name="P41"><text:tab/><text:tab/><text:tab/><text:tab/><text:bookmark-end text:name="__DdeLink__2728_12711310151"/></text:p>
      <text:p text:style-name="P8"/>
      <text:p text:style-name="P14"><text:bookmark-end text:name="__DdeLink__14141_14413823391"/></text:p>
      <text:p text:style-name="P14"><text:tab/><text:tab/><text:tab/><text:tab/></text:p>
      <text:p text:style-name="P14"><text:soft-page-break/><text:tab/><text:tab/><text:tab/><text:tab/></text:p>
      <text:p text:style-name="P41"/>
      <text:p text:style-name="P41"><text:tab/></text:p>
      <text:p text:style-name="P2"><text:tab/><text:tab/><text:tab/><text:span text:style-name="T18">功能名称_3:编辑 功能</text:span>类型:编辑 <text:s text:c="4"/></text:p>
      <text:p text:style-name="P41"><text:tab/><text:tab/><text:tab/><text:tab/>有一个隐藏id</text:p>
      <text:p text:style-name="P41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41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41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45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1"><text:tab/><text:tab/><text:tab/><text:tab/>字段名称_5:<text:bookmark-end text:name="__DdeLink__19596_144138233911"/><text:bookmark-start text:name="__DdeLink__19600_144138233911"/>年份<text:bookmark-end text:name="__DdeLink__19600_144138233911"/><text:tab/><text:tab/> <text:tab/>标签类型:<text:span text:style-name="T2">下拉框 <text:s/>必填</text:span></text:p>
      <text:p text:style-name="P41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3">(1/2/3/4/5/6/7/8/9/10/11/12)</text:span><text:span text:style-name="T2"> <text:s/>必填</text:span></text:p>
      <text:p text:style-name="P41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4">默认0.00</text:span></text:p>
      <text:p text:style-name="P41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4">默认0.00</text:span></text:p>
      <text:p text:style-name="P8"><text:tab/><text:tab/><text:tab/><text:tab/></text:p>
      <text:p text:style-name="P41"><text:tab/><text:tab/><text:tab/><text:span text:style-name="T18">功能名称_</text:span><text:span text:style-name="T20">4</text:span><text:span text:style-name="T18">:删除 功能类型:</text:span> 删除 <text:s/></text:p>
      <text:p text:style-name="P41"><text:tab/><text:tab/><text:tab/><text:tab/>温馨提示：确定删除这条数据么？</text:p>
      <text:p text:style-name="P41"><text:tab/><text:tab/><text:tab/><text:tab/><text:tab/></text:p>
      <text:p text:style-name="P42"><text:tab/><text:tab/><text:tab/><text:span text:style-name="T18">功能名称_</text:span><text:span text:style-name="T19">5</text:span><text:span text:style-name="T18">:地区汇总 功能类型:</text:span></text:p>
      <text:p text:style-name="P42"><text:tab/><text:tab/><text:tab/><text:tab/>隐藏id</text:p>
      <text:p text:style-name="P9"><text:tab/><text:tab/><text:tab/><text:tab/>字段名称_1:地区<text:tab/><text:tab/>标签类型:多选下拉框 <text:s text:c="2"/>必填 </text:p>
      <text:p text:style-name="P42"><text:tab/><text:tab/><text:tab/><text:tab/>字段名称_2:开始时间<text:tab/><text:tab/><text:tab/>标签类型:日期框 <text:s/><text:span text:style-name="T2"><text:s/>必填 <text:s text:c="2"/>不可编辑</text:span></text:p>
      <text:p text:style-name="P42"><text:span text:style-name="T8"><text:tab/><text:tab/><text:tab/><text:tab/></text:span><text:span text:style-name="T2">字段名称_3:结束时间<text:tab/><text:tab/><text:tab/>标签类型:日期框 <text:s text:c="2"/>必填 <text:s text:c="2"/>不可编辑</text:span><text:bookmark-start text:name="__DdeLink__18173_1271131015"/></text:p>
      <text:p text:style-name="P42"><text:span text:style-name="T2"><text:tab/><text:tab/><text:tab/><text:tab/>汇总表头：</text:span><text:span text:style-name="T5">(地区/</text:span><text:bookmark-start text:name="__DdeLink__18175_1271131015"/><text:span text:style-name="T5">年份/月份</text:span><text:bookmark-end text:name="__DdeLink__18175_1271131015"/><text:span text:style-name="T5">/目标管理费/实际管理费/比例/差额)</text:span></text:p>
      <text:p text:style-name="P16"><text:bookmark-end text:name="__DdeLink__18173_1271131015"/></text:p>
      <text:p text:style-name="P42"><text:span text:style-name="T8"><text:tab/><text:tab/><text:tab/>功能名称_</text:span><text:span text:style-name="T9">6</text:span><text:span text:style-name="T8">:项目组汇总 功能类型:</text:span></text:p>
      <text:p text:style-name="P42"><text:tab/><text:tab/><text:tab/><text:tab/>隐藏id</text:p>
      <text:p text:style-name="P48"><text:tab/><text:tab/><text:tab/><text:tab/>字段名称_1:项目组<text:tab/><text:tab/>标签类型:多选下拉框 <text:s text:c="2"/>必填 </text:p>
      <text:p text:style-name="P42"><text:tab/><text:tab/><text:tab/><text:tab/>字段名称_2:开始时间<text:tab/><text:tab/><text:tab/>标签类型:日期框 <text:s/><text:span text:style-name="T2"><text:s/>必填 <text:s text:c="2"/>不可编辑</text:span></text:p>
      <text:p text:style-name="P9"><text:tab/><text:tab/><text:tab/><text:tab/>字段名称_3:结束时间<text:tab/><text:tab/><text:tab/>标签类型:日期框 <text:s text:c="2"/>必填 <text:s text:c="2"/>不可编辑</text:p>
      <text:p text:style-name="P43"><text:span text:style-name="T2"><text:tab/><text:tab/><text:tab/><text:tab/>汇总表头：</text:span><text:span text:style-name="T5">(</text:span><text:span text:style-name="T2">项目组</text:span><text:span text:style-name="T5">/年份/月份/目标管理费/实际管理费/比例/差额)</text:span></text:p>
      <text:p text:style-name="P42"><text:tab/><text:tab/><text:tab/><text:tab/></text:p>
      <text:p text:style-name="P42"><text:tab/><text:tab/><text:tab/><text:span text:style-name="T8">功能名称_</text:span><text:span text:style-name="T10">7</text:span><text:span text:style-name="T8">:类别汇总 功能类型:</text:span></text:p>
      <text:p text:style-name="P42"><text:tab/><text:tab/><text:tab/><text:tab/>隐藏id</text:p>
      <text:p text:style-name="P48"><text:tab/><text:tab/><text:tab/><text:tab/>字段名称_1:类别<text:tab/><text:tab/>标签类型:多选下拉框<text:span text:style-name="T21">(项目上/项目外)</text:span> <text:s text:c="2"/>必填 </text:p>
      <text:p text:style-name="P42"><text:tab/><text:tab/><text:tab/><text:tab/>字段名称_2:开始时间<text:tab/><text:tab/><text:tab/>标签类型:日期框 <text:s/><text:span text:style-name="T2"><text:s/>必填 <text:s text:c="2"/>不可编辑</text:span></text:p>
      <text:p text:style-name="P9"><text:tab/><text:tab/><text:tab/><text:tab/>字段名称_3:结束时间<text:tab/><text:tab/><text:tab/>标签类型:日期框 <text:s text:c="2"/>必填 <text:s text:c="2"/>不可编辑</text:p>
      <text:p text:style-name="P43"><text:span text:style-name="T2"><text:tab/><text:tab/><text:tab/><text:tab/>汇总表头：</text:span><text:span text:style-name="T5">(</text:span><text:span text:style-name="T2">类别</text:span><text:span text:style-name="T5">/年份/月份/目标管理费/实际管理费/比例/差额)</text:span></text:p>
      <text:p text:style-name="P42"/>
      <text:p text:style-name="P42"><text:tab/><text:tab/><text:tab/><text:span text:style-name="T8">功能名称_</text:span><text:span text:style-name="T10">8</text:span><text:span text:style-name="T8">:项目名称汇总 功能类型:</text:span></text:p>
      <text:p text:style-name="P42"><text:tab/><text:tab/><text:tab/><text:tab/>隐藏id</text:p>
      <text:p text:style-name="P48"><text:tab/><text:tab/><text:tab/><text:tab/>字段名称_1:项目名称<text:tab/><text:tab/>标签类型:多选下拉框 <text:s text:c="2"/>必填 </text:p>
      <text:p text:style-name="P42"><text:tab/><text:tab/><text:tab/><text:tab/>字段名称_2:开始时间<text:tab/><text:tab/><text:tab/>标签类型:日期框 <text:s/><text:span text:style-name="T2"><text:s/>必填 <text:s text:c="2"/>不可编辑</text:span></text:p>
      <text:p text:style-name="P50"><text:span text:style-name="T2"><text:tab/><text:tab/><text:tab/><text:tab/>字段名称_3:结束时间<text:tab/><text:tab/><text:tab/>标签类型:日期框 <text:s text:c="2"/>必填 <text:s text:c="2"/>不可编辑</text:span></text:p>
      <text:p text:style-name="P50"><text:span text:style-name="T13"><text:tab/><text:tab/><text:tab/><text:tab/>汇总表头：</text:span><text:span text:style-name="T14">(</text:span><text:span text:style-name="T13">项目名称</text:span><text:span text:style-name="T14">/年份/月份/目标管理费/实际管理费/比例/差额)</text:span></text:p>
      <text:p text:style-name="P46"/>
      <text:p text:style-name="P46"/>
      <text:p text:style-name="P46">修改：</text:p>
      <text:p text:style-name="P46"><text:tab/>添加权限：添加下拉导航权限，功能导航权限，模块设置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2T09:51:06.068955454</dc:date>
    <meta:editing-duration>P13DT4H34M16S</meta:editing-duration>
    <meta:editing-cycles>963</meta:editing-cycles>
    <meta:generator>LibreOffice/5.1.6.2.0$Linux_X86_64 LibreOffice_project/10$Build-2</meta:generator>
    <meta:document-statistic meta:table-count="0" meta:image-count="0" meta:object-count="0" meta:page-count="3" meta:paragraph-count="141" meta:word-count="2061" meta:character-count="3347" meta:non-whitespace-character-count="2395"/>
  </office:meta>
</office:document-meta>
</file>